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solid" svg:stroke-width="0.102cm" svg:stroke-color="#ffcc99" draw:marker-start="" draw:marker-start-width="0.471cm" draw:marker-start-center="false" draw:marker-end="" draw:marker-end-width="0.471cm" draw:marker-end-center="false" svg:stroke-opacity="100%" draw:stroke-linejoin="round" draw:fill="none" draw:fill-color="#00e4a8" draw:textarea-horizontal-align="left" draw:textarea-vertical-align="top" draw:auto-grow-height="false" fo:padding-top="0.075cm" fo:padding-bottom="0.075cm" fo:padding-left="0.195cm" fo:padding-right="0.195cm" fo:wrap-option="wrap" draw:shadow-color="#1c1c1c"/>
    </style:style>
    <style:style style:name="gr6" style:family="graphic" style:parent-style-name="standard">
      <style:graphic-properties draw:stroke="dash" draw:stroke-dash="Ultrafine_20_Dashe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solid" svg:stroke-width="0.102cm" svg:stroke-color="#ffffcc" draw:marker-start="" draw:marker-start-width="0.471cm" draw:marker-start-center="false" draw:marker-end="" draw:marker-end-width="0.471cm" draw:marker-end-center="false" svg:stroke-opacity="100%" draw:stroke-linejoin="round" draw:fill="none" draw:fill-color="#00e4a8" draw:textarea-horizontal-align="left" draw:textarea-vertical-align="top" draw:auto-grow-height="false" fo:padding-top="0.075cm" fo:padding-bottom="0.075cm" fo:padding-left="0.195cm" fo:padding-right="0.195cm" fo:wrap-option="wrap" draw:shadow-color="#1c1c1c"/>
    </style:style>
    <style:style style:name="gr8" style:family="graphic" style:parent-style-name="standard">
      <style:graphic-properties draw:ole-draw-aspect="1" style:protect="siz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ff00" style:text-position="0% 100%"/>
    </style:style>
    <style:style style:name="T5" style:family="text">
      <style:text-properties style:text-position="0% 100%"/>
    </style:style>
    <style:style style:name="T6" style:family="text">
      <style:text-properties fo:color="#ffcc99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23ff23"/>
    </style:style>
    <style:style style:name="T9" style:family="text">
      <style:text-properties fo:color="#ffff00" style:text-position="-33% 58%"/>
    </style:style>
    <style:style style:name="T10" style:family="text">
      <style:text-properties fo:color="#23ff23" style:text-position="-33% 58%"/>
    </style:style>
    <style:style style:name="T11" style:family="text">
      <style:text-properties fo:color="#23ff23" style:text-position="33% 58%"/>
    </style:style>
    <style:style style:name="T12" style:family="text">
      <style:text-properties fo:color="#ffcc99"/>
    </style:style>
    <style:style style:name="T13" style:family="text">
      <style:text-properties fo:color="#23ff23" style:text-position="0% 100%" style:text-overline-style="solid" style:text-overline-width="auto" style:text-overline-color="font-color"/>
    </style:style>
    <style:style style:name="T14" style:family="text">
      <style:text-properties fo:color="#23ff23" style:text-position="0% 100%" fo:font-style="italic" style:font-style-asian="italic" style:font-style-complex="italic"/>
    </style:style>
    <style:style style:name="T15" style:family="text">
      <style:text-properties style:text-position="-33% 58%"/>
    </style:style>
    <style:style style:name="T16" style:family="text">
      <style:text-properties fo:color="#23ff23" style:text-position="-33% 58%" fo:text-shadow="none"/>
    </style:style>
    <style:style style:name="T17" style:family="text">
      <style:text-properties style:text-position="33% 58%"/>
    </style:style>
    <style:style style:name="T18" style:family="text">
      <style:text-properties fo:color="#23ff23" style:text-overline-style="solid" style:text-overline-width="auto" style:text-overline-color="font-color"/>
    </style:style>
    <style:style style:name="T19" style:family="text">
      <style:text-properties fo:color="#ffff00" style:text-position="33% 58%"/>
    </style:style>
    <style:style style:name="T2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t-test: pairwise, binomial</presentation:footer-decl>
      <presentation:footer-decl presentation:name="ftr2">CMPTxxxx</presentation:footer-decl>
      <presentation:date-time-decl presentation:name="dtd1" presentation:source="fixed">25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10.3-10.4: Pairwise t-Test and<text:line-break/><text:tab/>t-Test on Proportion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5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6</text:span> due Thu</text:p>
            </text:list-item>
            <text:list-item>
              <text:p>Please download:<text:line-break/><text:span text:style-name="T3"><text:a xlink:href="http://twu.seanho.com/11fall/busi275/groebner_xls/Mileage.xls">Mileage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Exploratory</text:span><text:span text:style-name="T5"> analysis</text:span></text:p>
                <text:list>
                  <text:list-item>
                    <text:p><text:span text:style-name="T5">Preview of </text:span><text:span text:style-name="T4">statistical tests</text:span><text:span text:style-name="T5"> for your projects</text:span></text:p>
                  </text:list-item>
                </text:list>
              </text:list-item>
              <text:list-item>
                <text:p><text:span text:style-name="T4">Repeated measures</text:span></text:p>
                <text:list>
                  <text:list-item>
                    <text:p><text:span text:style-name="T5">Overview of Excel </text:span><text:span text:style-name="T6">TTEST</text:span><text:span text:style-name="T5">() </text:span><text:span text:style-name="T4">types</text:span></text:p>
                  </text:list-item>
                </text:list>
              </text:list-item>
              <text:list-item>
                <text:p><text:span text:style-name="T5">T-test on </text:span><text:span text:style-name="T4">paired</text:span><text:span text:style-name="T5"> data</text:span></text:p>
                <text:list>
                  <text:list-item>
                    <text:p><text:span text:style-name="T5">Calculating </text:span><text:span text:style-name="T7">SE</text:span></text:p>
                  </text:list-item>
                  <text:list-item>
                    <text:p><text:span text:style-name="T5">Using </text:span><text:span text:style-name="T4">Excel</text:span></text:p>
                  </text:list-item>
                </text:list>
              </text:list-item>
              <text:list-item>
                <text:p><text:span text:style-name="T5">T-test on </text:span><text:span text:style-name="T4">proportions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ploratory analysis</text:p>
          </draw:text-box>
        </draw:frame>
        <draw:frame presentation:style-name="pr5" draw:layer="layout" svg:width="25.199cm" svg:height="15.485cm" svg:x="1.4cm" svg:y="3.81cm" presentation:class="outline" presentation:user-transformed="true">
          <draw:text-box>
            <text:list text:style-name="L3">
              <text:list-item>
                <text:p>Choosing good <text:span text:style-name="T2">research questions</text:span>:</text:p>
              </text:list-item>
              <text:list-item>
                <text:p>Start with the <text:span text:style-name="T2">outcome</text:span> variable (DV)</text:p>
                <text:list>
                  <text:list-item>
                    <text:p>e.g., <text:span text:style-name="T8">sales</text:span> volume</text:p>
                  </text:list-item>
                </text:list>
              </text:list-item>
              <text:list-item>
                <text:p>Research <text:span text:style-name="T2">background</text:span> (prior literature) on the DV to find likely <text:span text:style-name="T2">predictors</text:span></text:p>
                <text:list>
                  <text:list-item>
                    <text:p>e.g., <text:span text:style-name="T8">marketing</text:span> budget, consumer <text:span text:style-name="T8">trends</text:span>, new products from <text:span text:style-name="T8">competitors</text:span>, etc.</text:p>
                  </text:list-item>
                </text:list>
              </text:list-item>
              <text:list-item>
                <text:p>Select some <text:span text:style-name="T2">effect</text:span>/predictor(s) to examine</text:p>
                <text:list>
                  <text:list-item>
                    <text:p>In your analysis, <text:span text:style-name="T2">control</text:span> for other covariates</text:p>
                  </text:list-item>
                </text:list>
              </text:list-item>
              <text:list-item>
                <text:p><text:span text:style-name="T2">Correlation</text:span> ≠ <text:span text:style-name="T2">causation</text:span>: look for hidden vars</text:p>
                <text:list>
                  <text:list-item>
                    <text:p>e.g., <text:span text:style-name="T8">ice cream</text:span> correlates with <text:span text:style-name="T8">drownings</text:span>!</text:p>
                    <text:list>
                      <text:list-item>
                        <text:p>Why? <text:s/>What are they both correlated wit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alysis Types by IV/DV</text:p>
          </draw:text-box>
        </draw:frame>
        <draw:frame presentation:style-name="pr5" draw:layer="layout" svg:width="25.199cm" svg:height="15.753cm" svg:x="1.4cm" svg:y="3.81cm" presentation:class="outline" presentation:user-transformed="true">
          <draw:text-box>
            <text:list text:style-name="L3">
              <text:list-item>
                <text:p>DV <text:span text:style-name="T2">quantitative</text:span>, IV categorical:</text:p>
                <text:list>
                  <text:list-item>
                    <text:p>IV <text:span text:style-name="T2">dichotomous</text:span> (two groups): <text:span text:style-name="T8">t-test</text:span></text:p>
                  </text:list-item>
                  <text:list-item>
                    <text:p>IV has <text:span text:style-name="T2">many</text:span> groups: <text:span text:style-name="T8">ANOVA</text:span></text:p>
                  </text:list-item>
                  <text:list-item>
                    <text:p><text:span text:style-name="T2">Multiple</text:span> categorical IVs: <text:span text:style-name="T8">Factorial ANOVA</text:span></text:p>
                    <text:list>
                      <text:list-item>
                        <text:p>Controlling for <text:span text:style-name="T2">covariates</text:span>: <text:span text:style-name="T8">ANCOVA</text:span></text:p>
                      </text:list-item>
                    </text:list>
                  </text:list-item>
                </text:list>
              </text:list-item>
              <text:list-item>
                <text:p>DV <text:span text:style-name="T2">quantitative</text:span>, IV <text:span text:style-name="T2">quantitative</text:span>:</text:p>
                <text:list>
                  <text:list-item>
                    <text:p><text:span text:style-name="T2">One</text:span> IV: Simple <text:span text:style-name="T8">Regression</text:span></text:p>
                  </text:list-item>
                  <text:list-item>
                    <text:p><text:span text:style-name="T2">Multiple</text:span> IVs:<text:span text:style-name="T8"> Multiple Regression</text:span></text:p>
                    <text:list>
                      <text:list-item>
                        <text:p>Also if <text:span text:style-name="T2">mix</text:span> of categorical/quant IVs</text:p>
                      </text:list-item>
                    </text:list>
                  </text:list-item>
                </text:list>
              </text:list-item>
              <text:list-item>
                <text:p>DV <text:span text:style-name="T2">dichotomous</text:span>: <text:span text:style-name="T8">Logistic Regr.</text:span> (survival an.)</text:p>
              </text:list-item>
              <text:list-item>
                <text:p>DV <text:span text:style-name="T2">ordinal</text:span>: <text:span text:style-name="T8">Ordinal Regr.</text:span></text:p>
                <text:list>
                  <text:list-item>
                    <text:p>… and much more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peated measures</text:p>
          </draw:text-box>
        </draw:frame>
        <draw:frame presentation:style-name="pr5" draw:layer="layout" svg:width="25.199cm" svg:height="15.66cm" svg:x="1.4cm" svg:y="3.81cm" presentation:class="outline" presentation:user-transformed="true">
          <draw:text-box>
            <text:list text:style-name="L3">
              <text:list-item>
                <text:p>Apply <text:span text:style-name="T2">same measurement</text:span> to <text:span text:style-name="T2">same subjects</text:span>, but at different points in <text:span text:style-name="T2">time</text:span>:</text:p>
                <text:list>
                  <text:list-item>
                    <text:p>e.g., annual <text:span text:style-name="T8">revenue</text:span>, 2000-2010</text:p>
                  </text:list-item>
                  <text:list-item>
                    <text:p><text:span text:style-name="T2">Time series</text:span> / longitudinal data</text:p>
                  </text:list-item>
                </text:list>
              </text:list-item>
              <text:list-item>
                <text:p>Or under different <text:span text:style-name="T2">conditions</text:span>:</text:p>
                <text:list>
                  <text:list-item>
                    <text:p>e.g., <text:span text:style-name="T8">highway</text:span> vs. <text:span text:style-name="T8">city</text:span> mileage (on same car!)</text:p>
                  </text:list-item>
                  <text:list-item>
                    <text:p>e.g., <text:span text:style-name="T8">wife's</text:span> income, <text:span text:style-name="T8">husband's</text:span> income</text:p>
                    <text:list>
                      <text:list-item>
                        <text:p>(What is the <text:span text:style-name="T2">unit of observation</text:span>?)</text:p>
                      </text:list-item>
                    </text:list>
                  </text:list-item>
                </text:list>
              </text:list-item>
              <text:list-item>
                <text:p>The measurements are <text:span text:style-name="T2">linked</text:span> to each other</text:p>
                <text:list>
                  <text:list-item>
                    <text:p>Not independent</text:p>
                  </text:list-item>
                </text:list>
              </text:list-item>
              <text:list-item>
                <text:p><text:span text:style-name="T2">Paired</text:span> data is the simplest repeated measure</text:p>
                <text:list>
                  <text:list-item>
                    <text:p>Use a t-test on the <text:span text:style-name="T2">pairwise differe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ypes of t-test (as in Excel)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ype <text:span text:style-name="T8">3</text:span>: two <text:span text:style-name="T2">indep</text:span> groups, most general:</text:p>
                <text:list>
                  <text:list-item>
                    <text:p><text:span text:style-name="T2">H</text:span><text:span text:style-name="T9">A</text:span>: <text:span text:style-name="T8">μ</text:span><text:span text:style-name="T10">1</text:span><text:span text:style-name="T8"> – μ</text:span><text:span text:style-name="T10">2</text:span> ≠ 0 (or &gt;0)</text:p>
                  </text:list-item>
                  <text:list-item>
                    <text:p><text:span text:style-name="T2">SE</text:span> = <text:span text:style-name="T8">√(SE</text:span><text:span text:style-name="T10">1</text:span><text:span text:style-name="T11">2</text:span><text:span text:style-name="T8"> + SE</text:span><text:span text:style-name="T10">2</text:span><text:span text:style-name="T11">2</text:span><text:span text:style-name="T8">)</text:span>, <text:span text:style-name="T2">df</text:span> is messy</text:p>
                  </text:list-item>
                </text:list>
              </text:list-item>
              <text:list-item>
                <text:p>Type <text:span text:style-name="T8">2</text:span>: two <text:span text:style-name="T2">indep</text:span> groups, <text:span text:style-name="T2">similar SD</text:span>:</text:p>
                <text:list>
                  <text:list-item>
                    <text:p><text:span text:style-name="T2">H</text:span><text:span text:style-name="T9">A</text:span>: <text:span text:style-name="T8">μ</text:span><text:span text:style-name="T10">1</text:span><text:span text:style-name="T8"> – μ</text:span><text:span text:style-name="T10">2</text:span> ≠ 0 (or &gt;0)</text:p>
                  </text:list-item>
                  <text:list-item>
                    <text:p><text:span text:style-name="T2">SE</text:span> = <text:span text:style-name="T8">s</text:span><text:span text:style-name="T10">p</text:span><text:span text:style-name="T7">√(1/n</text:span><text:span text:style-name="T10">1</text:span><text:span text:style-name="T7"> + 1/n</text:span><text:span text:style-name="T10">2</text:span><text:span text:style-name="T7">)</text:span><text:span text:style-name="T5">, </text:span><text:span text:style-name="T4">df</text:span><text:span text:style-name="T5"> = </text:span><text:span text:style-name="T7">df</text:span><text:span text:style-name="T10">1</text:span><text:span text:style-name="T7"> + df</text:span><text:span text:style-name="T10">2</text:span></text:p>
                  </text:list-item>
                </text:list>
              </text:list-item>
              <text:list-item>
                <text:p><text:span text:style-name="T5">Type </text:span><text:span text:style-name="T7">1</text:span><text:span text:style-name="T5">: </text:span><text:span text:style-name="T4">paired</text:span><text:span text:style-name="T5"> observations:</text:span></text:p>
                <text:list>
                  <text:list-item>
                    <text:p><text:span text:style-name="T5">Form pairwise diffs: </text:span><text:span text:style-name="T7">n</text:span><text:span text:style-name="T5"> = # pairs</text:span></text:p>
                  </text:list-item>
                  <text:list-item>
                    <text:p><text:span text:style-name="T4">H</text:span><text:span text:style-name="T9">A</text:span><text:span text:style-name="T5">: </text:span><text:span text:style-name="T7">μ</text:span><text:span text:style-name="T10">d</text:span><text:span text:style-name="T5"> ≠ 0 (or &gt;0)</text:span></text:p>
                  </text:list-item>
                  <text:list-item>
                    <text:p><text:span text:style-name="T4">SE</text:span><text:span text:style-name="T5"> = </text:span><text:span text:style-name="T7">s</text:span><text:span text:style-name="T10">d</text:span><text:span text:style-name="T7"> / √n</text:span><text:span text:style-name="T5">, </text:span><text:span text:style-name="T4">df</text:span><text:span text:style-name="T5"> = </text:span><text:span text:style-name="T7">n-1</text:span></text:p>
                  </text:list-item>
                </text:list>
              </text:list-item>
            </text:list>
          </draw:text-box>
        </draw:frame>
        <draw:g>
          <draw:g>
            <draw:line draw:style-name="gr3" draw:text-style-name="P6" draw:layer="layout" svg:x1="24.91cm" svg:y1="8.382cm" svg:x2="24.892cm" svg:y2="11.216cm">
              <text:p/>
            </draw:line>
            <draw:line draw:style-name="gr4" draw:text-style-name="P6" draw:layer="layout" svg:x1="20.498cm" svg:y1="10.955cm" svg:x2="27.94cm" svg:y2="10.955cm">
              <text:p/>
            </draw:line>
            <draw:custom-shape draw:style-name="gr5" draw:text-style-name="P7" draw:layer="layout" svg:width="2.54cm" svg:height="2.117cm" svg:x="20.48cm" svg:y="8.626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5" draw:text-style-name="P7" draw:layer="layout" svg:width="2.994cm" svg:height="2.117cm" svg:x="22.989cm" svg:y="8.626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custom-shape draw:style-name="gr5" draw:text-style-name="P7" draw:layer="layout" svg:width="2.54cm" svg:height="2.117cm" svg:x="22.381cm" svg:y="8.627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5" draw:text-style-name="P7" draw:layer="layout" svg:width="2.994cm" svg:height="2.117cm" svg:x="24.89cm" svg:y="8.627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3" draw:text-style-name="P6" draw:layer="layout" svg:x1="23.01cm" svg:y1="8.382cm" svg:x2="22.992cm" svg:y2="11.216cm">
              <text:p/>
            </draw:line>
            <draw:line draw:style-name="gr6" draw:text-style-name="P6" draw:layer="layout" svg:x1="24.03cm" svg:y1="8.49cm" svg:x2="24.012cm" svg:y2="11.324cm">
              <text:p/>
            </draw:line>
          </draw:g>
          <draw:g>
            <draw:custom-shape draw:style-name="gr7" draw:text-style-name="P7" draw:layer="layout" svg:width="1.301cm" svg:height="3.806cm" svg:x="23.65cm" svg:y="3.286cm">
              <text:p/>
              <draw:enhanced-geometry svg:viewBox="0 0 864 1919" draw:type="non-primitive" draw:enhanced-path="M 0 1918 L 90 1899 136 1874 183 1844 227 1800 273 1738 319 1660 409 1440 499 1126 591 748 635 556 681 380 727 225 771 103 817 25 863 0"/>
            </draw:custom-shape>
            <draw:custom-shape draw:style-name="gr7" draw:text-style-name="P7" draw:layer="layout" svg:width="1.486cm" svg:height="3.806cm" svg:x="24.915cm" svg:y="3.286cm">
              <text:p/>
              <draw:enhanced-geometry svg:viewBox="0 0 960 1919" draw:type="non-primitive" draw:enhanced-path="M 959 1918 L 858 1899 807 1874 758 1844 706 1800 655 1738 607 1660 504 1440 404 1126 303 748 252 556 200 380 152 225 101 103 49 25 0 0"/>
            </draw:custom-shape>
            <draw:line draw:style-name="gr3" draw:text-style-name="P6" draw:layer="layout" svg:x1="24.919cm" svg:y1="3.19cm" svg:x2="24.892cm" svg:y2="7.52cm">
              <text:p/>
            </draw:line>
            <draw:line draw:style-name="gr4" draw:text-style-name="P6" draw:layer="layout" svg:x1="20.498cm" svg:y1="7.259cm" svg:x2="27.94cm" svg:y2="7.259cm">
              <text:p/>
            </draw:line>
            <draw:custom-shape draw:style-name="gr5" draw:text-style-name="P7" draw:layer="layout" svg:width="2.54cm" svg:height="2.117cm" svg:x="20.48cm" svg:y="4.93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5" draw:text-style-name="P7" draw:layer="layout" svg:width="2.994cm" svg:height="2.117cm" svg:x="22.989cm" svg:y="4.93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3" draw:text-style-name="P6" draw:layer="layout" svg:x1="23.02cm" svg:y1="3.19cm" svg:x2="22.993cm" svg:y2="7.52cm">
              <text:p/>
            </draw:line>
            <draw:line draw:style-name="gr6" draw:text-style-name="P6" draw:layer="layout" svg:x1="24.256cm" svg:y1="3.302cm" svg:x2="24.23cm" svg:y2="7.552cm">
              <text:p/>
            </draw:line>
          </draw:g>
          <draw:g>
            <draw:line draw:style-name="gr4" draw:text-style-name="P6" draw:layer="layout" svg:x1="21.354cm" svg:y1="16.035cm" svg:x2="26.924cm" svg:y2="16.035cm">
              <text:p/>
            </draw:line>
            <draw:custom-shape draw:style-name="gr5" draw:text-style-name="P7" draw:layer="layout" svg:width="2.54cm" svg:height="2.117cm" svg:x="21.336cm" svg:y="13.706cm">
              <text:p/>
              <draw:enhanced-geometry svg:viewBox="0 0 1344 1487" draw:type="non-primitive" draw:enhanced-path="M 0 1486 L 141 1471 212 1452 284 1429 353 1395 425 1347 496 1287 636 1116 776 872 919 580 988 431 1060 294 1130 174 1199 80 1271 20 1343 0"/>
            </draw:custom-shape>
            <draw:custom-shape draw:style-name="gr5" draw:text-style-name="P7" draw:layer="layout" svg:width="2.994cm" svg:height="2.117cm" svg:x="23.845cm" svg:y="13.706cm">
              <text:p/>
              <draw:enhanced-geometry svg:viewBox="0 0 1583 1487" draw:type="non-primitive" draw:enhanced-path="M 1582 1486 L 1416 1471 1332 1452 1250 1429 1166 1395 1081 1347 1001 1287 832 1116 666 872 500 580 415 431 331 294 251 174 166 80 82 20 0 0"/>
            </draw:custom-shape>
            <draw:line draw:style-name="gr3" draw:text-style-name="P6" draw:layer="layout" svg:x1="23.866cm" svg:y1="13.462cm" svg:x2="23.848cm" svg:y2="16.296cm">
              <text:p/>
            </draw:line>
            <draw:line draw:style-name="gr6" draw:text-style-name="P6" draw:layer="layout" svg:x1="22.066cm" svg:y1="13.462cm" svg:x2="22.048cm" svg:y2="16.296cm">
              <text:p/>
            </draw:line>
          </draw:g>
        </draw:g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aired data t-test</text:p>
          </draw:text-box>
        </draw:frame>
        <draw:frame presentation:style-name="pr5" draw:layer="layout" svg:width="25.199cm" svg:height="15.114cm" svg:x="1.4cm" svg:y="3.81cm" presentation:class="outline" presentation:user-transformed="true">
          <draw:text-box>
            <text:list text:style-name="L3">
              <text:list-item>
                <text:p>e.g., <text:span text:style-name="T3"><text:a xlink:href="http://twu.seanho.com/11fall/busi275/groebner_xls/Mileage.xls">Mileage.xls</text:a></text:span></text:p>
              </text:list-item>
              <text:list-item>
                <text:p>Calculate the <text:span text:style-name="T2">pairwise differences</text:span>: =<text:span text:style-name="T12">A2-B2</text:span>, fill</text:p>
              </text:list-item>
              <text:list-item>
                <text:p>Find <text:span text:style-name="T8">n</text:span>, <text:span text:style-name="T2">mean</text:span> <text:span text:style-name="T5">(</text:span><text:span text:style-name="T13">d</text:span><text:span text:style-name="T5">)</text:span>, and <text:span text:style-name="T2">SD</text:span> (<text:span text:style-name="T7">s</text:span><text:span text:style-name="T10">d</text:span><text:span text:style-name="T5">) of</text:span> pairs:</text:p>
                <text:list>
                  <text:list-item>
                    <text:p><text:span text:style-name="T12">COUNT</text:span>(), <text:span text:style-name="T12">AVERAGE</text:span>(), <text:span text:style-name="T12">STDEV</text:span>()</text:p>
                  </text:list-item>
                  <text:list-item>
                    <text:p>SD of diffs is <text:span text:style-name="T2">not</text:span> the same as diff of SDs!</text:p>
                  </text:list-item>
                </text:list>
              </text:list-item>
              <text:list-item>
                <text:p>Calculate <text:span text:style-name="T2">standard error</text:span>: SE = <text:span text:style-name="T8">s</text:span><text:span text:style-name="T10">d</text:span><text:span text:style-name="T7">/√n</text:span></text:p>
              </text:list-item>
              <text:list-item>
                <text:p><text:span text:style-name="T5">Find </text:span><text:span text:style-name="T4">t-score</text:span><text:span text:style-name="T5">: </text:span><text:span text:style-name="T7">(</text:span><text:span text:style-name="T13">d</text:span><text:span text:style-name="T7"> – 0) / SE</text:span></text:p>
              </text:list-item>
              <text:list-item>
                <text:p><text:span text:style-name="T5">Use </text:span><text:span text:style-name="T6">TDIST</text:span><text:span text:style-name="T5">() to find </text:span><text:span text:style-name="T4">p-value</text:span><text:span text:style-name="T5">, compare w/</text:span><text:span text:style-name="T7">α</text:span></text:p>
                <text:list>
                  <text:list-item>
                    <text:p><text:span text:style-name="T6">TDIST</text:span><text:span text:style-name="T5">(</text:span><text:span text:style-name="T14">t</text:span><text:span text:style-name="T5">, </text:span><text:span text:style-name="T14">n</text:span><text:span text:style-name="T6">-1</text:span><text:span text:style-name="T5">, </text:span><text:span text:style-name="T14">tails</text:span><text:span text:style-name="T5">)</text:span></text:p>
                  </text:list-item>
                </text:list>
              </text:list-item>
              <text:list-item>
                <text:p><text:span text:style-name="T5">All-in-one </text:span><text:span text:style-name="T4">Excel</text:span><text:span text:style-name="T5"> function:</text:span><text:span text:style-name="T5"><text:line-break/></text:span><text:span text:style-name="T5"><text:tab/></text:span><text:span text:style-name="T6">TTEST</text:span><text:span text:style-name="T5">(</text:span><text:span text:style-name="T14">before</text:span><text:span text:style-name="T5">, </text:span><text:span text:style-name="T14">after</text:span><text:span text:style-name="T5">, </text:span><text:span text:style-name="T14">tails</text:span><text:span text:style-name="T5">, </text:span><text:span text:style-name="T6">1</text:span><text:span text:style-name="T5">)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-test on propor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customer <text:span text:style-name="T2">satisfaction</text:span> vs. bank <text:span text:style-name="T2">branch</text:span>:</text:p>
                <text:list>
                  <text:list-item>
                    <text:p>At <text:span text:style-name="T8">Langley</text:span>, <text:span text:style-name="T8">160</text:span>/<text:span text:style-name="T8">200</text:span> customers satisfied</text:p>
                  </text:list-item>
                  <text:list-item>
                    <text:p>At <text:span text:style-name="T8">Abbt</text:span>., <text:span text:style-name="T8">210</text:span>/<text:span text:style-name="T8">300</text:span> satisfied</text:p>
                  </text:list-item>
                  <text:list-item>
                    <text:p>Is there a <text:span text:style-name="T2">significant</text:span> difference?</text:p>
                  </text:list-item>
                </text:list>
              </text:list-item>
              <text:list-item>
                <text:p>Use <text:span text:style-name="T2">normal</text:span> approximation to binomial:</text:p>
                <text:list>
                  <text:list-item>
                    <text:p>When <text:span text:style-name="T8">n</text:span> is <text:span text:style-name="T2">big</text:span> enough and <text:span text:style-name="T8">p</text:span> is not <text:span text:style-name="T2">extreme</text:span></text:p>
                  </text:list-item>
                  <text:list-item>
                    <text:p>Rule of thumb: both <text:span text:style-name="T8">np</text:span>, <text:span text:style-name="T8">nq</text:span> &gt; <text:span text:style-name="T8">5</text:span> (both groups)</text:p>
                  </text:list-item>
                </text:list>
              </text:list-item>
              <text:list-item>
                <text:p>Normal dist means <text:span text:style-name="T2">no</text:span> worries about <text:span text:style-name="T8">df</text:span></text:p>
                <text:list>
                  <text:list-item>
                    <text:p>Just need <text:span text:style-name="T2">standard error</text:span>: SE = <text:span text:style-name="T8">√(SE</text:span><text:span text:style-name="T10">1</text:span><text:span text:style-name="T11">2</text:span><text:span text:style-name="T8"> + SE</text:span><text:span text:style-name="T10">2</text:span><text:span text:style-name="T11">2</text:span><text:span text:style-name="T8">)</text:span></text:p>
                  </text:list-item>
                  <text:list-item>
                    <text:p>Where each SE<text:span text:style-name="T15">i</text:span> = <text:span text:style-name="T8">√(</text:span><text:span text:style-name="T7">p</text:span><text:span text:style-name="T10">i</text:span><text:span text:style-name="T7">q</text:span><text:span text:style-name="T10">i</text:span><text:span text:style-name="T8">/n</text:span><text:span text:style-name="T10">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oportions: bank example</text:p>
          </draw:text-box>
        </draw:frame>
        <draw:frame presentation:style-name="pr5" draw:layer="layout" svg:width="25.199cm" svg:height="15.581cm" svg:x="1.4cm" svg:y="3.81cm" presentation:class="outline" presentation:user-transformed="true">
          <draw:text-box>
            <text:list text:style-name="L3">
              <text:list-item>
                <text:p><text:span text:style-name="T2">Langley</text:span>: <text:span text:style-name="T8">SE</text:span><text:span text:style-name="T16">L</text:span> = √( <text:span text:style-name="T8">160</text:span>*<text:span text:style-name="T8">40</text:span> / <text:span text:style-name="T8">200</text:span><text:span text:style-name="T17">3</text:span> ) ≈ <text:span text:style-name="T2">2.828%</text:span></text:p>
              </text:list-item>
              <text:list-item>
                <text:p><text:span text:style-name="T2">Abbt.</text:span>: <text:span text:style-name="T8">SE</text:span><text:span text:style-name="T16">A</text:span> = √( <text:span text:style-name="T8">210</text:span>*<text:span text:style-name="T8">90</text:span> / <text:span text:style-name="T8">300</text:span><text:span text:style-name="T17">3</text:span> ) ≈ <text:span text:style-name="T2">2.646%</text:span></text:p>
              </text:list-item>
              <text:list-item>
                <text:p>Combined<text:span text:style-name="T2"> standard error</text:span> is <text:span text:style-name="T8">SE</text:span> = <text:span text:style-name="T8">√(SE</text:span><text:span text:style-name="T10">L</text:span><text:span text:style-name="T11">2</text:span><text:span text:style-name="T8"> + SE</text:span><text:span text:style-name="T10">A</text:span><text:span text:style-name="T11">2</text:span><text:span text:style-name="T8">)</text:span><text:line-break/>= √( <text:span text:style-name="T8">160</text:span>*<text:span text:style-name="T8">40</text:span> / <text:span text:style-name="T8">200</text:span><text:span text:style-name="T17">3</text:span> + <text:span text:style-name="T8">210</text:span>*<text:span text:style-name="T8">90</text:span> / <text:span text:style-name="T8">300</text:span><text:span text:style-name="T17">3</text:span> ) ≈ <text:span text:style-name="T2">3.873%</text:span></text:p>
              </text:list-item>
              <text:list-item>
                <text:p>Sample <text:span text:style-name="T2">difference</text:span> of proportions is<text:line-break/><text:span text:style-name="T8">p</text:span><text:span text:style-name="T10">L</text:span><text:span text:style-name="T7"> – p</text:span><text:span text:style-name="T10">A</text:span><text:span text:style-name="T5"> = (</text:span><text:span text:style-name="T7">160</text:span><text:span text:style-name="T5">/</text:span><text:span text:style-name="T7">200</text:span><text:span text:style-name="T5">) – (</text:span><text:span text:style-name="T7">210</text:span><text:span text:style-name="T5">/</text:span><text:span text:style-name="T7">300</text:span><text:span text:style-name="T5">) = </text:span><text:span text:style-name="T4">10%</text:span></text:p>
              </text:list-item>
              <text:list-item>
                <text:p><text:span text:style-name="T5">This means a</text:span><text:span text:style-name="T4"> z-score </text:span><text:span text:style-name="T5">of</text:span><text:span text:style-name="T5"><text:line-break/></text:span><text:span text:style-name="T7">z</text:span><text:span text:style-name="T5"> = ((</text:span><text:span text:style-name="T7">p</text:span><text:span text:style-name="T10">L</text:span><text:span text:style-name="T7"> – p</text:span><text:span text:style-name="T10">A</text:span><text:span text:style-name="T5">) – 0) / </text:span><text:span text:style-name="T7">SE</text:span><text:span text:style-name="T5"> ≈ 10% / 3.873% ≈ </text:span><text:span text:style-name="T4">2.582</text:span></text:p>
              </text:list-item>
              <text:list-item>
                <text:p><text:span text:style-name="T5">Find the </text:span><text:span text:style-name="T4">p-value</text:span><text:span text:style-name="T5"> (2-tailed):</text:span></text:p>
                <text:list>
                  <text:list-item>
                    <text:p><text:span text:style-name="T5">=</text:span><text:span text:style-name="T6">2</text:span><text:span text:style-name="T5">*(</text:span><text:span text:style-name="T6">1</text:span><text:span text:style-name="T5">-</text:span><text:span text:style-name="T6">NORMSDIST</text:span><text:span text:style-name="T5">(</text:span><text:span text:style-name="T7">2.582</text:span><text:span text:style-name="T5">)) → </text:span><text:span text:style-name="T4">0.0098</text:span></text:p>
                  </text:list-item>
                  <text:list-item>
                    <text:p><text:span text:style-name="T4">Reject H</text:span><text:span text:style-name="T9">0</text:span><text:span text:style-name="T5">: yes, there is a differenc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lternate SE on propor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SE above is used for <text:span text:style-name="T2">confidence intervals</text:span></text:p>
              </text:list-item>
              <text:list-item>
                <text:p>The textbook offers a <text:span text:style-name="T2">second</text:span> form of the SE for binomial proportions:</text:p>
                <text:p/>
                <text:p/>
              </text:list-item>
              <text:list-item>
                <text:p>Where <text:span text:style-name="T18">p</text:span> is the <text:span text:style-name="T2">pooled</text:span> proportion:</text:p>
                <text:p/>
                <text:p/>
              </text:list-item>
              <text:list-item>
                <text:p>This is equivalent to the<text:line-break/>“<text:span text:style-name="T2">χ</text:span><text:span text:style-name="T19">2</text:span><text:span text:style-name="T4"> test</text:span><text:span text:style-name="T5"> of goodness-of-fit” we will learn in ch13</text:span></text:p>
                <text:list>
                  <text:list-item>
                    <text:p><text:span text:style-name="T5">Most stats </text:span><text:span text:style-name="T4">software</text:span><text:span text:style-name="T5"> uses this method</text:span></text:p>
                  </text:list-item>
                </text:list>
              </text:list-item>
            </text:list>
          </draw:text-box>
        </draw:frame>
        <draw:frame draw:style-name="gr8" draw:layer="layout" svg:width="8.471cm" svg:height="2.865cm" svg:x="11.176cm" svg:y="7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4.809cm" svg:height="2.441cm" svg:x="10.922cm" svg:y="11.68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Project proposal</text:span> due<text:span text:style-name="T8"> tonight</text:span></text:p>
                <text:list>
                  <text:list-item>
                    <text:p><text:span text:style-name="T20">Sample size (unit of observation?)</text:span></text:p>
                  </text:list-item>
                  <text:list-item>
                    <text:p><text:span text:style-name="T20">Outcome variable</text:span></text:p>
                  </text:list-item>
                  <text:list-item>
                    <text:p><text:span text:style-name="T20">Predictor variables</text:span></text:p>
                  </text:list-item>
                  <text:list-item>
                    <text:p><text:span text:style-name="T20">What other predictors might make sense?</text:span></text:p>
                  </text:list-item>
                </text:list>
              </text:list-item>
              <text:list-item>
                <text:p><text:span text:style-name="T2">HW6</text:span><text:span text:style-name="T8"> </text:span><text:span text:style-name="T20">(ch9-10): due </text:span><text:span text:style-name="T8">Thu 27 Oc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43</meta:editing-cycles>
    <meta:editing-duration>P3DT2H8M59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25T13:25:23</dc:date>
    <dc:creator>Sean Ho</dc:creator>
    <meta:document-statistic meta:object-count="228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over accent="true">
                      <mi>p</mi>
                      <mo stretchy="false">̄</mo>
                    </mover>
                    <mover accent="true">
                      <mi>q</mi>
                      <mo stretchy="false">̄</mo>
                    </mover>
                    <mfenced open="(" close=")">
                      <mrow>
                        <mrow>
                          <mfrac>
                            <mn>1</mn>
                            <msub>
                              <mi>n</mi>
                              <mn>1</mn>
                            </msub>
                          </mfrac>
                          <mo stretchy="false">+</mo>
                          <mfrac>
                            <mn>1</mn>
                            <msub>
                              <mi>n</mi>
                              <mn>2</mn>
                            </msub>
                          </mfrac>
                        </mrow>
                      </mrow>
                    </mfenced>
                  </mrow>
                </msqrt>
              </mrow>
            </mrow>
          </mstyle>
        </mrow>
      </mstyle>
    </mrow>
    <annotation encoding="StarMath 5.0">bold color yellow {
SE `=` sqrt{bar p bar q left( 1 over n_1 + 1 over n_2 right)}
}</annotation>
  </semantics>
</math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over accent="true">
                  <mi>p</mi>
                  <mo stretchy="false">̄</mo>
                </mover>
                <mrow>
                  <mi/>
                  <mo stretchy="false">=</mo>
                  <mi/>
                </mrow>
                <mfrac>
                  <mrow>
                    <mrow>
                      <msub>
                        <mi>x</mi>
                        <mn>1</mn>
                      </msub>
                      <mo stretchy="false">+</mo>
                      <msub>
                        <mi>x</mi>
                        <mn>2</mn>
                      </msub>
                    </mrow>
                  </mrow>
                  <mrow>
                    <mrow>
                      <msub>
                        <mi>n</mi>
                        <mn>1</mn>
                      </msub>
                      <mo stretchy="false">+</mo>
                      <msub>
                        <mi>n</mi>
                        <mn>2</mn>
                      </msub>
                    </mrow>
                  </mrow>
                </mfrac>
              </mrow>
            </mrow>
          </mstyle>
        </mrow>
      </mstyle>
    </mrow>
    <annotation encoding="StarMath 5.0">bold color yellow {
bar p `=` {x_1 + x_2} over {n_1 + n_2}
}</annotation>
  </semantics>
</math>
</file>